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688cm" fo:min-width="12.042cm"/>
    </style:style>
    <style:style style:name="gr2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.938cm" fo:min-width="2.95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8cm" fo:min-width="0.4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68cm" fo:min-width="3.276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6cm" fo:min-width="1.51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2.324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3.277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Cascadia Code" fo:font-size="8pt" style:font-size-asian="8pt" style:font-size-complex="8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Cascadia Code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Arial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Arial" fo:font-size="8pt" style:font-size-asian="8pt" style:font-size-complex="8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8pt" style:font-size-asian="8pt" style:font-size-complex="8pt"/>
    </style:style>
    <style:style style:name="T1" style:family="text">
      <style:text-properties style:font-name="Cascadia Code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542cm" svg:height="7.938cm" svg:x="4.968cm" svg:y="8.778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3.066cm" svg:y1="13.065cm" svg:x2="14.494cm" svg:y2="13.064cm" draw:start-shape="id1" draw:start-glue-point="1" draw:end-shape="id2" draw:end-glue-point="3" svg:d="M13066 13065l1428-1" svg:viewBox="0 0 1429 2">
            <text:p/>
          </draw:connector>
          <draw:custom-shape draw:style-name="gr3" draw:text-style-name="P4" xml:id="id2" draw:id="id2" draw:layer="layout" svg:width="0.952cm" svg:height="0.635cm" svg:x="14.494cm" svg:y="12.747cm">
            <text:p text:style-name="P3"><text:span text:style-name="T1">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5.447cm" svg:y="12.747cm">
            <text:p text:style-name="P3"><text:span text:style-name="T1">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6.399cm" svg:y="12.747cm">
            <text:p text:style-name="P3"><text:span text:style-name="T1">8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4.494cm" svg:y="12.112cm">
            <text:p text:style-name="P3"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5.447cm" svg:y="12.112cm">
            <text:p text:style-name="P3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952cm" svg:height="0.635cm" svg:x="16.399cm" svg:y="12.112cm">
            <text:p text:style-name="P3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492cm" svg:height="2.222cm" svg:x="5.127cm" svg:y="8.938cm">
            <text:p text:style-name="P5"><text:span text:style-name="T2">Bitma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905cm" svg:height="0.635cm" svg:x="5.444cm" svg:y="9.573cm">
            <text:p text:style-name="P5"><text:span text:style-name="T3">L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952cm" svg:height="0.952cm" svg:x="6.08cm" svg:y="13.7cm">
            <text:p text:style-name="P3"><text:span text:style-name="T1">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3" draw:id="id3" draw:layer="layout" svg:width="0.952cm" svg:height="0.952cm" svg:x="7.033cm" svg:y="13.7cm">
            <text:p text:style-name="P3"><text:span text:style-name="T1">0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7.985cm" svg:y="13.7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7" draw:id="id7" draw:layer="layout" svg:width="0.952cm" svg:height="0.952cm" svg:x="5.127cm" svg:y="13.7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3.81cm" svg:height="0.952cm" svg:x="5.127cm" svg:y="14.652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6.08cm" svg:y="15.605cm">
            <text:p text:style-name="P3"><text:span text:style-name="T1">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7.033cm" svg:y="15.605cm">
            <text:p text:style-name="P3"><text:span text:style-name="T1">0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7.985cm" svg:y="15.605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952cm" svg:height="0.952cm" svg:x="5.127cm" svg:y="15.605cm">
            <text:p text:style-name="P3"><text:span text:style-name="T1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4" draw:id="id4" draw:layer="layout" svg:width="0.952cm" svg:height="0.635cm" svg:x="7.349cm" svg:y="9.573cm">
            <text:p text:style-name="P3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905cm" svg:height="0.635cm" svg:x="5.444cm" svg:y="10.208cm">
            <text:p text:style-name="P5"><text:span text:style-name="T4">ADDRE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6" draw:id="id6" draw:layer="layout" svg:width="0.952cm" svg:height="0.635cm" svg:x="7.349cm" svg:y="10.208cm">
            <text:p text:style-name="P3"><text:span text:style-name="T1">X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2" draw:layer="layout" draw:type="curve" svg:x1="7.985cm" svg:y1="14.176cm" svg:x2="10.525cm" svg:y2="13.065cm" draw:start-shape="id3" draw:end-shape="id1" draw:end-glue-point="3" svg:d="M7985 14176c1905 0 635-1111 2540-1111" svg:viewBox="0 0 2541 1112">
            <text:p/>
          </draw:connector>
          <draw:custom-shape draw:style-name="gr9" draw:text-style-name="P7" xml:id="id5" draw:id="id5" draw:layer="layout" svg:width="2.541cm" svg:height="2.54cm" svg:x="11.001cm" svg:y="11.318cm">
            <text:p text:style-name="P5"><text:span text:style-name="T3"/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7" draw:layer="layout" svg:width="2.541cm" svg:height="2.54cm" svg:x="10.842cm" svg:y="11.476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7" draw:layer="layout" svg:width="2.541cm" svg:height="2.54cm" svg:x="10.683cm" svg:y="11.635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7" xml:id="id1" draw:id="id1" draw:layer="layout" svg:width="2.541cm" svg:height="2.54cm" svg:x="10.525cm" svg:y="11.795cm">
            <text:p text:style-name="P5"><text:span text:style-name="T3">Selected</text:span></text:p>
            <text:p text:style-name="P5"><text:span text:style-name="T3">Graphics LU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onnector draw:style-name="gr8" draw:text-style-name="P2" draw:layer="layout" draw:type="curve" svg:x1="8.301cm" svg:y1="9.89cm" svg:x2="12.271cm" svg:y2="11.318cm" draw:start-shape="id4" draw:start-glue-point="1" draw:end-shape="id5" draw:end-glue-point="0" svg:d="M8301 9890c2647 0 3970 476 3970 1428" svg:viewBox="0 0 3971 1429">
            <text:p/>
          </draw:connector>
          <draw:custom-shape draw:style-name="gr10" draw:text-style-name="P6" draw:layer="layout" svg:width="2.858cm" svg:height="0.635cm" svg:x="14.493cm" svg:y="11.477cm">
            <text:p text:style-name="P5"><text:span text:style-name="T3">Pixel Colo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3.811cm" svg:height="0.635cm" svg:x="5.127cm" svg:y="13.065cm">
            <text:p text:style-name="P5"><text:span text:style-name="T3">Pixel Data</text:span></text:p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curve" svg:x1="7.825cm" svg:y1="10.843cm" svg:x2="5.603cm" svg:y2="13.7cm" draw:start-shape="id6" draw:start-glue-point="2" draw:end-shape="id7" draw:end-glue-point="0" svg:d="M7825 10843c0 2142-2222 714-2222 2857" svg:viewBox="0 0 2223 2858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6T15:25:23.511000000</meta:creation-date>
    <dc:date>2022-10-06T15:57:04.232000000</dc:date>
    <dc:creator>Peter Weingartner</dc:creator>
    <meta:editing-duration>PT17M52S</meta:editing-duration>
    <meta:editing-cycles>3</meta:editing-cycles>
    <meta:generator>LibreOffice/7.2.2.2$Windows_X86_64 LibreOffice_project/02b2acce88a210515b4a5bb2e46cbfb63fe97d56</meta:generator>
    <meta:document-statistic meta:object-count="32"/>
  </office:meta>
</office:document-meta>
</file>